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49.333440411179" calcext:value-type="float">
            <text:p>149.3334404112</text:p>
          </table:table-cell>
          <table:table-cell office:value-type="float" office:value="57.9084484420173" calcext:value-type="float">
            <text:p>57.908448442</text:p>
          </table:table-cell>
          <table:table-cell office:value-type="float" office:value="3716.69514937359" calcext:value-type="float">
            <text:p>3716.6951493736</text:p>
          </table:table-cell>
          <table:table-cell office:value-type="float" office:value="17.0681015097976" calcext:value-type="float">
            <text:p>17.0681015098</text:p>
          </table:table-cell>
          <table:table-cell office:value-type="float" office:value="12.7648570510761" calcext:value-type="float">
            <text:p>12.7648570511</text:p>
          </table:table-cell>
          <table:table-cell office:value-type="float" office:value="-19.0907484741407" calcext:value-type="float">
            <text:p>-19.0907484741</text:p>
          </table:table-cell>
          <table:table-cell office:value-type="string" calcext:value-type="string">
            <text:p>Z-up</text:p>
          </table:table-cell>
        </table:table-row>
        <table:table-row table:style-name="ro1">
          <table:table-cell office:value-type="float" office:value="215.914079960268" calcext:value-type="float">
            <text:p>215.9140799603</text:p>
          </table:table-cell>
          <table:table-cell office:value-type="float" office:value="77.1939408989322" calcext:value-type="float">
            <text:p>77.1939408989</text:p>
          </table:table-cell>
          <table:table-cell office:value-type="float" office:value="-4595.74621306183" calcext:value-type="float">
            <text:p>-4595.7462130618</text:p>
          </table:table-cell>
          <table:table-cell office:value-type="float" office:value="16.7111994040228" calcext:value-type="float">
            <text:p>16.711199404</text:p>
          </table:table-cell>
          <table:table-cell office:value-type="float" office:value="13.7305686615346" calcext:value-type="float">
            <text:p>13.7305686615</text:p>
          </table:table-cell>
          <table:table-cell office:value-type="float" office:value="-16.5843059349392" calcext:value-type="float">
            <text:p>-16.5843059349</text:p>
          </table:table-cell>
          <table:table-cell office:value-type="string" calcext:value-type="string">
            <text:p>Z-down</text:p>
          </table:table-cell>
        </table:table-row>
        <table:table-row table:style-name="ro1">
          <table:table-cell office:value-type="float" office:value="256.338111298482" calcext:value-type="float">
            <text:p>256.3381112985</text:p>
          </table:table-cell>
          <table:table-cell office:value-type="float" office:value="4183.99536256324" calcext:value-type="float">
            <text:p>4183.9953625632</text:p>
          </table:table-cell>
          <table:table-cell office:value-type="float" office:value="-355.785834738617" calcext:value-type="float">
            <text:p>-355.7858347386</text:p>
          </table:table-cell>
          <table:table-cell office:value-type="float" office:value="10.0834738617201" calcext:value-type="float">
            <text:p>10.0834738617</text:p>
          </table:table-cell>
          <table:table-cell office:value-type="float" office:value="13.2668634064081" calcext:value-type="float">
            <text:p>13.2668634064</text:p>
          </table:table-cell>
          <table:table-cell office:value-type="float" office:value="-3.86741146711636" calcext:value-type="float">
            <text:p>-3.8674114671</text:p>
          </table:table-cell>
          <table:table-cell office:value-type="string" calcext:value-type="string">
            <text:p>Y-up</text:p>
          </table:table-cell>
        </table:table-row>
        <table:table-row table:style-name="ro1">
          <table:table-cell office:value-type="float" office:value="195.284289829382" calcext:value-type="float">
            <text:p>195.2842898294</text:p>
          </table:table-cell>
          <table:table-cell office:value-type="float" office:value="-4024.10148460004" calcext:value-type="float">
            <text:p>-4024.1014846001</text:p>
          </table:table-cell>
          <table:table-cell office:value-type="float" office:value="-459.021050299136" calcext:value-type="float">
            <text:p>-459.0210502991</text:p>
          </table:table-cell>
          <table:table-cell office:value-type="float" office:value="20.879016175493" calcext:value-type="float">
            <text:p>20.8790161755</text:p>
          </table:table-cell>
          <table:table-cell office:value-type="float" office:value="12.5896299578994" calcext:value-type="float">
            <text:p>12.5896299579</text:p>
          </table:table-cell>
          <table:table-cell office:value-type="float" office:value="-24.8725902947042" calcext:value-type="float">
            <text:p>-24.8725902947</text:p>
          </table:table-cell>
          <table:table-cell office:value-type="string" calcext:value-type="string">
            <text:p>Y-down</text:p>
          </table:table-cell>
        </table:table-row>
        <table:table-row table:style-name="ro1">
          <table:table-cell office:value-type="float" office:value="4299.52291928815" calcext:value-type="float">
            <text:p>4299.5229192882</text:p>
          </table:table-cell>
          <table:table-cell office:value-type="float" office:value="98.4138055006292" calcext:value-type="float">
            <text:p>98.4138055006</text:p>
          </table:table-cell>
          <table:table-cell office:value-type="float" office:value="-366.535322667625" calcext:value-type="float">
            <text:p>-366.5353226676</text:p>
          </table:table-cell>
          <table:table-cell office:value-type="float" office:value="17.8935825993169" calcext:value-type="float">
            <text:p>17.8935825993</text:p>
          </table:table-cell>
          <table:table-cell office:value-type="float" office:value="12.9221642998382" calcext:value-type="float">
            <text:p>12.9221642998</text:p>
          </table:table-cell>
          <table:table-cell office:value-type="float" office:value="-15.91515369405" calcext:value-type="float">
            <text:p>-15.9151536941</text:p>
          </table:table-cell>
          <table:table-cell office:value-type="string" calcext:value-type="string">
            <text:p>X-up</text:p>
          </table:table-cell>
        </table:table-row>
        <table:table-row table:style-name="ro1">
          <table:table-cell office:value-type="float" office:value="-3904.22377867274" calcext:value-type="float">
            <text:p>-3904.2237786727</text:p>
          </table:table-cell>
          <table:table-cell office:value-type="float" office:value="97.270880756435" calcext:value-type="float">
            <text:p>97.2708807564</text:p>
          </table:table-cell>
          <table:table-cell office:value-type="float" office:value="-457.473297145859" calcext:value-type="float">
            <text:p>-457.4732971459</text:p>
          </table:table-cell>
          <table:table-cell office:value-type="float" office:value="9.48818070390475" calcext:value-type="float">
            <text:p>9.4881807039</text:p>
          </table:table-cell>
          <table:table-cell office:value-type="float" office:value="12.910348450359" calcext:value-type="float">
            <text:p>12.9103484504</text:p>
          </table:table-cell>
          <table:table-cell office:value-type="float" office:value="-1.27403256872702" calcext:value-type="float">
            <text:p>-1.2740325687</text:p>
          </table:table-cell>
          <table:table-cell office:value-type="string" calcext:value-type="string">
            <text:p>X-dow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.A5]+[.A6]" office:value-type="float" office:value="395.299140615417" calcext:value-type="float">
            <text:p>395.2991406154</text:p>
          </table:table-cell>
          <table:table-cell table:number-columns-repeated="6"/>
        </table:table-row>
        <table:table-row table:style-name="ro1">
          <table:table-cell table:formula="of:=[.A8]/2" office:value-type="float" office:value="197.649570307709" calcext:value-type="float">
            <text:p>197.6495703077</text:p>
          </table:table-cell>
          <table:table-cell table:number-columns-repeated="6"/>
        </table:table-row>
        <table:table-row table:style-name="ro1">
          <table:table-cell table:formula="of:=AVERAGE([.A1:.A4])" office:value-type="float" office:value="204.217480374828" calcext:value-type="float">
            <text:p>204.2174803748</text:p>
          </table:table-cell>
          <table:table-cell table:number-columns-repeated="6"/>
        </table:table-row>
        <table:table-row table:style-name="ro1">
          <table:table-cell table:formula="of:=AVERAGE([.A1:.A6])" office:value-type="float" office:value="202.028177019121" calcext:value-type="float">
            <text:p>202.0281770191</text:p>
          </table:table-cell>
          <table:table-cell table:formula="of:=AVERAGE([.B1:.B6])" office:value-type="float" office:value="81.7801589268678" calcext:value-type="float">
            <text:p>81.7801589269</text:p>
          </table:table-cell>
          <table:table-cell table:formula="of:=AVERAGE([.C1:.C6])" office:value-type="float" office:value="-419.644428089913" calcext:value-type="float">
            <text:p>-419.6444280899</text:p>
          </table:table-cell>
          <table:table-cell table:formula="of:=AVERAGE([.D1:.D6])" office:value-type="float" office:value="15.3539257090425" calcext:value-type="float">
            <text:p>15.353925709</text:p>
          </table:table-cell>
          <table:table-cell table:formula="of:=AVERAGE([.E1:.E6])" office:value-type="float" office:value="13.0307386378526" calcext:value-type="float">
            <text:p>13.0307386379</text:p>
          </table:table-cell>
          <table:table-cell table:formula="of:=AVERAGE([.F1:.F6])" office:value-type="float" office:value="-13.6007070722796" calcext:value-type="float">
            <text:p>-13.6007070723</text:p>
          </table:table-cell>
          <table:table-cell/>
        </table:table-row>
        <table:table-row table:style-name="ro1">
          <table:table-cell table:formula="of:=ABS([.A5]-[.A11])" office:value-type="float" office:value="4097.49474226903" calcext:value-type="float">
            <text:p>4097.494742269</text:p>
          </table:table-cell>
          <table:table-cell table:formula="of:=ABS([.B3]-[.B11])" office:value-type="float" office:value="4102.21520363637" calcext:value-type="float">
            <text:p>4102.2152036364</text:p>
          </table:table-cell>
          <table:table-cell table:formula="of:=ABS([.C1]-[.C11])" office:value-type="float" office:value="4136.33957746351" calcext:value-type="float">
            <text:p>4136.3395774635</text:p>
          </table:table-cell>
          <table:table-cell table:number-columns-repeated="4"/>
        </table:table-row>
        <table:table-row table:style-name="ro1">
          <table:table-cell table:formula="of:=ABS([.A6]-[.A11])" office:value-type="float" office:value="4106.25195569186" calcext:value-type="float">
            <text:p>4106.2519556919</text:p>
          </table:table-cell>
          <table:table-cell table:formula="of:=ABS([.B4]-[.B11])" office:value-type="float" office:value="4105.88164352691" calcext:value-type="float">
            <text:p>4105.8816435269</text:p>
          </table:table-cell>
          <table:table-cell table:formula="of:=ABS([.C2]-[.C11])" office:value-type="float" office:value="4176.10178497192" calcext:value-type="float">
            <text:p>4176.1017849719</text:p>
          </table:table-cell>
          <table:table-cell table:number-columns-repeated="4"/>
        </table:table-row>
        <table:table-row table:style-name="ro1">
          <table:table-cell table:formula="of:=AVERAGE([.A12:.A13])" office:value-type="float" office:value="4101.87334898045" calcext:value-type="float">
            <text:p>4101.8733489805</text:p>
          </table:table-cell>
          <table:table-cell table:formula="of:=AVERAGE([.B12:.B13])" office:value-type="float" office:value="4104.04842358164" calcext:value-type="float">
            <text:p>4104.0484235817</text:p>
          </table:table-cell>
          <table:table-cell table:formula="of:=AVERAGE([.C12:.C13])" office:value-type="float" office:value="4156.22068121771" calcext:value-type="float">
            <text:p>4156.2206812177</text:p>
          </table:table-cell>
          <table:table-cell table:number-columns-repeated="4"/>
        </table:table-row>
        <table:table-row table:style-name="ro1">
          <table:table-cell table:formula="of:=9.8/[.A14]" office:value-type="float" office:value="0.00238915226440033" calcext:value-type="float">
            <text:p>0.0023891523</text:p>
          </table:table-cell>
          <table:table-cell table:formula="of:=9.8/[.B14]" office:value-type="float" office:value="0.00238788605506936" calcext:value-type="float">
            <text:p>0.0023878861</text:p>
          </table:table-cell>
          <table:table-cell table:formula="of:=9.8/[.C14]" office:value-type="float" office:value="0.00235791136988634" calcext:value-type="float">
            <text:p>0.0023579114</text:p>
          </table:table-cell>
          <table:table-cell table:number-columns-repeated="3" office:value-type="float" office:value="0.001064225" calcext:value-type="float">
            <text:p>0.0010642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6:31:11.166905756</meta:creation-date>
    <dc:date>2017-08-15T17:17:14.006997896</dc:date>
    <meta:editing-duration>PT33M39S</meta:editing-duration>
    <meta:editing-cycles>3</meta:editing-cycles>
    <meta:generator>LibreOffice/5.1.6.2$Linux_X86_64 LibreOffice_project/10m0$Build-2</meta:generator>
    <meta:document-statistic meta:table-count="1" meta:cell-count="66" meta:object-count="0"/>
  </office:meta>
</office:document-meta>
</file>